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6.86mm"/>
    </style:style>
    <style:style style:name="co5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69.71mm"/>
    </style:style>
    <style:style style:name="co6" style:family="table-column">
      <style:table-column-properties fo:break-before="auto" style:column-width="17.4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4" table:default-cell-style-name="ce10"/>
        <table:table-column table:style-name="co6" table:number-columns-repeated="1023" table:default-cell-style-name="ce10"/>
        <table:table-row table:style-name="ro1">
          <table:table-cell table:style-name="ce1" office:value-type="string" calcext:value-type="string">
            <text:p>Evaluation with HeiST data (no neutral sentences):</text:p>
          </table:table-cell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2" office:value-type="string" calcext:value-type="string">
            <text:p>Counts total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931 Sentences total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Gold (HeiST):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float" office:value="326" calcext:value-type="float">
            <text:p>326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oldstandard without neutral sentenc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>
            <text:p>Standard:</text:p>
          </table:table-cell>
          <table:table-cell table:style-name="ce13" office:value-type="float" office:value="555" calcext:value-type="float">
            <text:p>555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56" calcext:value-type="float">
            <text:p>156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No Shifter:</text:p>
          </table:table-cell>
          <table:table-cell table:style-name="ce14" office:value-type="float" office:value="552" calcext:value-type="float">
            <text:p>552</text:p>
          </table:table-cell>
          <table:table-cell table:style-name="ce14" office:value-type="float" office:value="218" calcext:value-type="float">
            <text:p>218</text:p>
          </table:table-cell>
          <table:table-cell table:style-name="ce14" office:value-type="float" office:value="161" calcext:value-type="float">
            <text:p>161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>
            <text:p>Negation only:</text:p>
          </table:table-cell>
          <table:table-cell table:style-name="ce13" office:value-type="float" office:value="559" calcext:value-type="float">
            <text:p>559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157" calcext:value-type="float">
            <text:p>157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5" office:value-type="string" calcext:value-type="string">
            <text:p>System</text:p>
          </table:table-cell>
          <table:table-cell table:style-name="ce5" office:value-type="string" calcext:value-type="string">
            <text:p>Acc</text:p>
          </table:table-cell>
          <table:table-cell table:style-name="ce18"/>
          <table:table-cell table:style-name="ce23" office:value-type="string" calcext:value-type="string">
            <text:p>"+”</text:p>
          </table:table-cell>
          <table:table-cell table:style-name="ce24"/>
          <table:table-cell table:style-name="ce18"/>
          <table:table-cell table:style-name="ce23" office:value-type="string" calcext:value-type="string">
            <text:p>"-"</text:p>
          </table:table-cell>
          <table:table-cell table:style-name="ce24"/>
          <table:table-cell table:style-name="ce18"/>
          <table:table-cell table:style-name="ce23" office:value-type="string" calcext:value-type="string">
            <text:p>Average</text:p>
          </table:table-cell>
          <table:table-cell table:style-name="ce2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/>
          <table:table-cell table:style-name="ce15"/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R</text:p>
          </table:table-cell>
          <table:table-cell table:style-name="ce25" office:value-type="string" calcext:value-type="string">
            <text:p>F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R</text:p>
          </table:table-cell>
          <table:table-cell table:style-name="ce25" office:value-type="string" calcext:value-type="string">
            <text:p>F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R</text:p>
          </table:table-cell>
          <table:table-cell table:style-name="ce25" office:value-type="string" calcext:value-type="string">
            <text:p>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7" office:value-type="string" calcext:value-type="string">
            <text:p>Standard</text:p>
          </table:table-cell>
          <table:table-cell table:style-name="ce16" table:formula="of:=552/931" office:value-type="percentage" office:value="0.592910848549946" calcext:value-type="percentage">
            <text:p>59.29%</text:p>
          </table:table-cell>
          <table:table-cell table:style-name="ce20" office:value-type="percentage" office:value="0.763963963963964" calcext:value-type="percentage">
            <text:p>76.40%</text:p>
          </table:table-cell>
          <table:table-cell table:style-name="ce20" office:value-type="percentage" office:value="0.700826446280992" calcext:value-type="percentage">
            <text:p>70.08%</text:p>
          </table:table-cell>
          <table:table-cell table:style-name="ce26" office:value-type="percentage" office:value="0.731034482758621" calcext:value-type="percentage">
            <text:p>73.10%</text:p>
          </table:table-cell>
          <table:table-cell table:style-name="ce20" office:value-type="percentage" office:value="0.581818181818182" calcext:value-type="percentage">
            <text:p>58.18%</text:p>
          </table:table-cell>
          <table:table-cell table:style-name="ce20" office:value-type="percentage" office:value="0.392638036809816" calcext:value-type="percentage">
            <text:p>39.26%</text:p>
          </table:table-cell>
          <table:table-cell table:style-name="ce26" office:value-type="percentage" office:value="0.468864468864469" calcext:value-type="percentage">
            <text:p>46.89%</text:p>
          </table:table-cell>
          <table:table-cell table:style-name="ce20" table:formula="of:=([.C11]+[.F11])/2" office:value-type="percentage" office:value="0.672891072891073" calcext:value-type="percentage">
            <text:p>67.29%</text:p>
          </table:table-cell>
          <table:table-cell table:style-name="ce20" table:formula="of:=([.D11]+[.G11])/2" office:value-type="percentage" office:value="0.546732241545404" calcext:value-type="percentage">
            <text:p>54.67%</text:p>
          </table:table-cell>
          <table:table-cell table:style-name="ce26" table:formula="of:=2*([.I11]*[.J11]/([.I11]+[.J11]))" office:value-type="percentage" office:value="0.603286670963011" calcext:value-type="percentage">
            <text:p>60.33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No Shifter</text:p>
          </table:table-cell>
          <table:table-cell table:style-name="ce17" table:formula="of:=537/931" office:value-type="percentage" office:value="0.576799140708915" calcext:value-type="percentage">
            <text:p>57.68%</text:p>
          </table:table-cell>
          <table:table-cell table:style-name="ce21" office:value-type="percentage" office:value="0.755434782608696" calcext:value-type="percentage">
            <text:p>75.54%</text:p>
          </table:table-cell>
          <table:table-cell table:style-name="ce21" office:value-type="percentage" office:value="0.689256198347107" calcext:value-type="percentage">
            <text:p>68.93%</text:p>
          </table:table-cell>
          <table:table-cell table:style-name="ce27" office:value-type="percentage" office:value="0.720829732065687" calcext:value-type="percentage">
            <text:p>72.08%</text:p>
          </table:table-cell>
          <table:table-cell table:style-name="ce21" office:value-type="percentage" office:value="0.55045871559633" calcext:value-type="percentage">
            <text:p>55.05%</text:p>
          </table:table-cell>
          <table:table-cell table:style-name="ce21" office:value-type="percentage" office:value="0.368098159509202" calcext:value-type="percentage">
            <text:p>36.81%</text:p>
          </table:table-cell>
          <table:table-cell table:style-name="ce27" office:value-type="percentage" office:value="0.441176470588235" calcext:value-type="percentage">
            <text:p>44.12%</text:p>
          </table:table-cell>
          <table:table-cell table:style-name="ce29" table:formula="of:=([.C12]+[.F12])/2" office:value-type="percentage" office:value="0.652946749102513" calcext:value-type="percentage">
            <text:p>65.29%</text:p>
          </table:table-cell>
          <table:table-cell table:style-name="ce29" table:formula="of:=([.D12]+[.G12])/2" office:value-type="percentage" office:value="0.528677178928155" calcext:value-type="percentage">
            <text:p>52.87%</text:p>
          </table:table-cell>
          <table:table-cell table:style-name="ce31" table:formula="of:=2*([.I12]*[.J12]/([.I12]+[.J12]))" office:value-type="percentage" office:value="0.584277344283548" calcext:value-type="percentage">
            <text:p>58.43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9" office:value-type="string" calcext:value-type="string">
            <text:p>Negation only</text:p>
          </table:table-cell>
          <table:table-cell table:style-name="ce17" table:formula="of:=548/931" office:value-type="percentage" office:value="0.588614393125671" calcext:value-type="percentage">
            <text:p>58.86%</text:p>
          </table:table-cell>
          <table:table-cell table:style-name="ce22" office:value-type="percentage" office:value="0.758497316636851" calcext:value-type="percentage">
            <text:p>75.85%</text:p>
          </table:table-cell>
          <table:table-cell table:style-name="ce20" office:value-type="percentage" office:value="0.700826446280992" calcext:value-type="percentage">
            <text:p>70.08%</text:p>
          </table:table-cell>
          <table:table-cell table:style-name="ce28" office:value-type="percentage" office:value="0.728522336769759" calcext:value-type="percentage">
            <text:p>72.85%</text:p>
          </table:table-cell>
          <table:table-cell table:style-name="ce22" office:value-type="percentage" office:value="0.576744186046512" calcext:value-type="percentage">
            <text:p>57.67%</text:p>
          </table:table-cell>
          <table:table-cell table:style-name="ce22" office:value-type="percentage" office:value="0.380368098159509" calcext:value-type="percentage">
            <text:p>38.04%</text:p>
          </table:table-cell>
          <table:table-cell table:style-name="ce28" office:value-type="percentage" office:value="0.458410351201479" calcext:value-type="percentage">
            <text:p>45.84%</text:p>
          </table:table-cell>
          <table:table-cell table:style-name="ce22" table:formula="of:=([.C13]+[.F13])/2" office:value-type="percentage" office:value="0.667620751341682" calcext:value-type="percentage">
            <text:p>66.76%</text:p>
          </table:table-cell>
          <table:table-cell table:style-name="ce22" table:formula="of:=([.D13]+[.G13])/2" office:value-type="percentage" office:value="0.54059727222025" calcext:value-type="percentage">
            <text:p>54.06%</text:p>
          </table:table-cell>
          <table:table-cell table:style-name="ce28" table:formula="of:=2*([.I13]*[.J13]/([.I13]+[.J13]))" office:value-type="percentage" office:value="0.597431837656156" calcext:value-type="percentage">
            <text:p>59.7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valuation with HeiST data (with neutral sentences):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Counts total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1184 Sentences total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Gold (HeiST):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float" office:value="326" calcext:value-type="float">
            <text:p>326</text:p>
          </table:table-cell>
          <table:table-cell table:style-name="ce12" office:value-type="float" office:value="253" calcext:value-type="float">
            <text:p>253</text:p>
          </table:table-cell>
          <table:table-cell table:style-name="Default"/>
          <table:table-cell table:style-name="Default" office:value-type="string" calcext:value-type="string">
            <text:p>Goldstandard without neutral sentences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string" calcext:value-type="string">
            <text:p>Standard:</text:p>
          </table:table-cell>
          <table:table-cell table:style-name="ce13" office:value-type="float" office:value="638" calcext:value-type="float">
            <text:p>638</text:p>
          </table:table-cell>
          <table:table-cell table:number-columns-repeated="2" table:style-name="ce13" office:value-type="float" office:value="273" calcext:value-type="float">
            <text:p>273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No Shifter:</text:p>
          </table:table-cell>
          <table:table-cell table:style-name="ce14" office:value-type="float" office:value="635" calcext:value-type="float">
            <text:p>635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79" calcext:value-type="float">
            <text:p>279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4" office:value-type="string" calcext:value-type="string">
            <text:p>Negation only:</text:p>
          </table:table-cell>
          <table:table-cell table:style-name="ce13" office:value-type="float" office:value="642" calcext:value-type="float">
            <text:p>642</text:p>
          </table:table-cell>
          <table:table-cell table:style-name="ce13" office:value-type="float" office:value="267" calcext:value-type="float">
            <text:p>267</text:p>
          </table:table-cell>
          <table:table-cell table:style-name="ce13" office:value-type="float" office:value="275" calcext:value-type="float">
            <text:p>275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5" office:value-type="string" calcext:value-type="string">
            <text:p>System</text:p>
          </table:table-cell>
          <table:table-cell table:style-name="ce5" office:value-type="string" calcext:value-type="string">
            <text:p>Acc</text:p>
          </table:table-cell>
          <table:table-cell table:style-name="ce18"/>
          <table:table-cell table:style-name="ce23" office:value-type="string" calcext:value-type="string">
            <text:p>"+”</text:p>
          </table:table-cell>
          <table:table-cell table:style-name="ce24"/>
          <table:table-cell table:style-name="ce18"/>
          <table:table-cell table:style-name="ce23" office:value-type="string" calcext:value-type="string">
            <text:p>"-"</text:p>
          </table:table-cell>
          <table:table-cell table:style-name="ce24"/>
          <table:table-cell table:style-name="ce18"/>
          <table:table-cell table:style-name="ce23" office:value-type="string" calcext:value-type="string">
            <text:p>"0"</text:p>
          </table:table-cell>
          <table:table-cell table:style-name="ce24"/>
          <table:table-cell table:style-name="ce18"/>
          <table:table-cell table:style-name="ce23" office:value-type="string" calcext:value-type="string">
            <text:p>Average</text:p>
          </table:table-cell>
          <table:table-cell table:style-name="ce24"/>
          <table:table-cell table:number-columns-repeated="1010"/>
        </table:table-row>
        <table:table-row table:style-name="ro1">
          <table:table-cell table:style-name="ce6"/>
          <table:table-cell table:style-name="ce15"/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R</text:p>
          </table:table-cell>
          <table:table-cell table:style-name="ce25" office:value-type="string" calcext:value-type="string">
            <text:p>F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R</text:p>
          </table:table-cell>
          <table:table-cell table:style-name="ce25" office:value-type="string" calcext:value-type="string">
            <text:p>F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R</text:p>
          </table:table-cell>
          <table:table-cell table:style-name="ce25" office:value-type="string" calcext:value-type="string">
            <text:p>F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R</text:p>
          </table:table-cell>
          <table:table-cell table:style-name="ce25"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Standard</text:p>
          </table:table-cell>
          <table:table-cell table:style-name="ce16" table:formula="of:=669/1184" office:value-type="percentage" office:value="0.565033783783784" calcext:value-type="percentage">
            <text:p>56.50%</text:p>
          </table:table-cell>
          <table:table-cell table:style-name="ce20" office:value-type="percentage" office:value="0.664576802507837" calcext:value-type="percentage">
            <text:p>66.46%</text:p>
          </table:table-cell>
          <table:table-cell table:style-name="ce20" office:value-type="percentage" office:value="0.700826446280992" calcext:value-type="percentage">
            <text:p>70.08%</text:p>
          </table:table-cell>
          <table:table-cell table:style-name="ce26" office:value-type="percentage" office:value="0.682220434432824" calcext:value-type="percentage">
            <text:p>68.22%</text:p>
          </table:table-cell>
          <table:table-cell table:style-name="ce20" office:value-type="percentage" office:value="0.468864468864469" calcext:value-type="percentage">
            <text:p>46.89%</text:p>
          </table:table-cell>
          <table:table-cell table:style-name="ce20" office:value-type="percentage" office:value="0.392638036809816" calcext:value-type="percentage">
            <text:p>39.26%</text:p>
          </table:table-cell>
          <table:table-cell table:style-name="ce26" office:value-type="percentage" office:value="0.427378964941569" calcext:value-type="percentage">
            <text:p>42.74%</text:p>
          </table:table-cell>
          <table:table-cell table:style-name="ce22" office:value-type="percentage" office:value="0.428571428571429" calcext:value-type="percentage">
            <text:p>42.86%</text:p>
          </table:table-cell>
          <table:table-cell table:style-name="ce22" office:value-type="percentage" office:value="0.462450592885376" calcext:value-type="percentage">
            <text:p>46.25%</text:p>
          </table:table-cell>
          <table:table-cell table:style-name="ce28" office:value-type="percentage" office:value="0.444866920152091" calcext:value-type="percentage">
            <text:p>44.49%</text:p>
          </table:table-cell>
          <table:table-cell table:style-name="ce20" table:formula="of:=([.C26]+[.F26]+[.I26])/3" office:value-type="percentage" office:value="0.520670899981245" calcext:value-type="percentage">
            <text:p>52.07%</text:p>
          </table:table-cell>
          <table:table-cell table:style-name="ce20" table:formula="of:=([.D26]+[.G26]+[.J26])/3" office:value-type="percentage" office:value="0.518638358658728" calcext:value-type="percentage">
            <text:p>51.86%</text:p>
          </table:table-cell>
          <table:table-cell table:style-name="ce26" table:formula="of:=2*([.L26]*[.M26]/([.L26]+[.M26]))" office:value-type="percentage" office:value="0.519652641834455" calcext:value-type="percentage">
            <text:p>51.97%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o Shifter</text:p>
          </table:table-cell>
          <table:table-cell table:style-name="ce17" table:formula="of:=655/1184" office:value-type="percentage" office:value="0.553209459459459" calcext:value-type="percentage">
            <text:p>55.32%</text:p>
          </table:table-cell>
          <table:table-cell table:style-name="ce21" office:value-type="percentage" office:value="0.656692913385827" calcext:value-type="percentage">
            <text:p>65.67%</text:p>
          </table:table-cell>
          <table:table-cell table:style-name="ce21" office:value-type="percentage" office:value="0.689256198347107" calcext:value-type="percentage">
            <text:p>68.93%</text:p>
          </table:table-cell>
          <table:table-cell table:style-name="ce27" office:value-type="percentage" office:value="0.67258064516129" calcext:value-type="percentage">
            <text:p>67.26%</text:p>
          </table:table-cell>
          <table:table-cell table:style-name="ce21" office:value-type="percentage" office:value="0.444444444444444" calcext:value-type="percentage">
            <text:p>44.44%</text:p>
          </table:table-cell>
          <table:table-cell table:style-name="ce21" office:value-type="percentage" office:value="0.368098159509202" calcext:value-type="percentage">
            <text:p>36.81%</text:p>
          </table:table-cell>
          <table:table-cell table:style-name="ce27" office:value-type="percentage" office:value="0.402684563758389" calcext:value-type="percentage">
            <text:p>40.27%</text:p>
          </table:table-cell>
          <table:table-cell table:style-name="ce21" office:value-type="percentage" office:value="0.422939068100358" calcext:value-type="percentage">
            <text:p>42.29%</text:p>
          </table:table-cell>
          <table:table-cell table:style-name="ce30" office:value-type="percentage" office:value="0.466403162055336" calcext:value-type="percentage">
            <text:p>46.64%</text:p>
          </table:table-cell>
          <table:table-cell table:style-name="ce27" office:value-type="percentage" office:value="0.443609022556391" calcext:value-type="percentage">
            <text:p>44.36%</text:p>
          </table:table-cell>
          <table:table-cell table:style-name="ce22" table:formula="of:=([.C27]+[.F27]+[.I27])/3" office:value-type="percentage" office:value="0.50802547531021" calcext:value-type="percentage">
            <text:p>50.80%</text:p>
          </table:table-cell>
          <table:table-cell table:style-name="ce22" table:formula="of:=([.D27]+[.G27]+[.J27])/3" office:value-type="percentage" office:value="0.507919173303882" calcext:value-type="percentage">
            <text:p>50.79%</text:p>
          </table:table-cell>
          <table:table-cell table:style-name="ce28" table:formula="of:=2*([.L27]*[.M27]/([.L27]+[.M27]))" office:value-type="percentage" office:value="0.507972318745662" calcext:value-type="percentage">
            <text:p>50.80%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Negation only</text:p>
          </table:table-cell>
          <table:table-cell table:style-name="ce17" table:formula="of:=666/1184" office:value-type="percentage" office:value="0.5625" calcext:value-type="percentage">
            <text:p>56.25%</text:p>
          </table:table-cell>
          <table:table-cell table:style-name="ce22" office:value-type="percentage" office:value="0.660436137071651" calcext:value-type="percentage">
            <text:p>66.04%</text:p>
          </table:table-cell>
          <table:table-cell table:style-name="ce20" office:value-type="percentage" office:value="0.700826446280992" calcext:value-type="percentage">
            <text:p>70.08%</text:p>
          </table:table-cell>
          <table:table-cell table:style-name="ce28" office:value-type="percentage" office:value="0.680032076984763" calcext:value-type="percentage">
            <text:p>68.00%</text:p>
          </table:table-cell>
          <table:table-cell table:style-name="ce22" office:value-type="percentage" office:value="0.464419475655431" calcext:value-type="percentage">
            <text:p>46.44%</text:p>
          </table:table-cell>
          <table:table-cell table:style-name="ce22" office:value-type="percentage" office:value="0.380368098159509" calcext:value-type="percentage">
            <text:p>38.04%</text:p>
          </table:table-cell>
          <table:table-cell table:style-name="ce28" office:value-type="percentage" office:value="0.418212478920742" calcext:value-type="percentage">
            <text:p>41.82%</text:p>
          </table:table-cell>
          <table:table-cell table:style-name="ce20" office:value-type="percentage" office:value="0.429090909090909" calcext:value-type="percentage">
            <text:p>42.91%</text:p>
          </table:table-cell>
          <table:table-cell table:style-name="ce20" office:value-type="percentage" office:value="0.466403162055336" calcext:value-type="percentage">
            <text:p>46.64%</text:p>
          </table:table-cell>
          <table:table-cell table:style-name="ce26" office:value-type="percentage" office:value="0.446969696969697" calcext:value-type="percentage">
            <text:p>44.70%</text:p>
          </table:table-cell>
          <table:table-cell table:style-name="ce22" table:formula="of:=([.C28]+[.F28]+[.I28])/3" office:value-type="percentage" office:value="0.51798217393933" calcext:value-type="percentage">
            <text:p>51.80%</text:p>
          </table:table-cell>
          <table:table-cell table:style-name="ce22" table:formula="of:=([.D28]+[.G28]+[.J28])/3" office:value-type="percentage" office:value="0.515865902165279" calcext:value-type="percentage">
            <text:p>51.59%</text:p>
          </table:table-cell>
          <table:table-cell table:style-name="ce28" table:formula="of:=2*([.L28]*[.M28]/([.L28]+[.M28]))" office:value-type="percentage" office:value="0.51692187206374" calcext:value-type="percentage">
            <text:p>51.69%</text:p>
          </table:table-cell>
          <table:table-cell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9:45:26.3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M37S</meta:editing-duration>
    <meta:editing-cycles>104</meta:editing-cycles>
    <meta:generator>LibreOffice/5.2.3.3$Windows_x86 LibreOffice_project/d54a8868f08a7b39642414cf2c8ef2f228f780cf</meta:generator>
    <dc:date>2017-02-15T19:57:23.616000000</dc:date>
    <meta:document-statistic meta:table-count="3" meta:cell-count="159" meta:object-count="0"/>
    <meta:user-defined meta:name="Info 1"/>
    <meta:user-defined meta:name="Info 2"/>
    <meta:user-defined meta:name="Info 3"/>
    <meta:user-defined meta:name="Info 4"/>
  </office:meta>
</office:document-meta>
</file>